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1e76" officeooo:paragraph-rsid="00021e76"/>
    </style:style>
    <style:style style:name="P2" style:family="paragraph" style:parent-style-name="Text_20_body">
      <style:text-properties officeooo:rsid="00021e76" officeooo:paragraph-rsid="00021e76"/>
    </style:style>
    <style:style style:name="P3" style:family="paragraph" style:parent-style-name="Preformatted_20_Text">
      <style:text-properties officeooo:paragraph-rsid="00021e76"/>
    </style:style>
    <style:style style:name="P4" style:family="paragraph" style:parent-style-name="Preformatted_20_Text">
      <style:paragraph-properties fo:margin-top="0in" fo:margin-bottom="0.1965in" loext:contextual-spacing="false"/>
    </style:style>
    <style:style style:name="T1" style:family="text">
      <style:text-properties officeooo:rsid="00021e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problema de las dependencias circulares aparece en el momento en que dos clases distintas tienen una instancia o hacen referencia a la otra en su header. </text:p>
      <text:p text:style-name="Text_20_body">Como ejemplo estas dos clases, las cuales tienen un puntero a una instancia de la otra: </text:p>
      <text:p text:style-name="Text_20_body">class_a.h</text:p>
      <text:p text:style-name="Preformatted_20_Text">#ifndef CLASS_A_H_</text:p>
      <text:p text:style-name="Preformatted_20_Text">#define CLASS_A_H_</text:p>
      <text:p text:style-name="Preformatted_20_Text"/>
      <text:p text:style-name="Preformatted_20_Text">#include "class_b.h"</text:p>
      <text:p text:style-name="Preformatted_20_Text"/>
      <text:p text:style-name="P3">class ClassB; // <text:s/>forward declaration</text:p>
      <text:p text:style-name="Preformatted_20_Text"/>
      <text:p text:style-name="Preformatted_20_Text">class ClassA</text:p>
      <text:p text:style-name="Preformatted_20_Text">{</text:p>
      <text:p text:style-name="Preformatted_20_Text">public:</text:p>
      <text:p text:style-name="Preformatted_20_Text"><text:s/>ClassA();</text:p>
      <text:p text:style-name="Preformatted_20_Text"/>
      <text:p text:style-name="Preformatted_20_Text">private:</text:p>
      <text:p text:style-name="Preformatted_20_Text"><text:s/>ClassB * b; //<text:span text:style-name="T1">Aca esta la ref a una instancia de b</text:span></text:p>
      <text:p text:style-name="P4">};</text:p>
      <text:p text:style-name="Text_20_body">class_b.h</text:p>
      <text:p text:style-name="Preformatted_20_Text">#ifndef CLASS_B_H_</text:p>
      <text:p text:style-name="Preformatted_20_Text">#define CLASS_B_H_</text:p>
      <text:p text:style-name="Preformatted_20_Text"/>
      <text:p text:style-name="Preformatted_20_Text">#include "class_a.h"</text:p>
      <text:p text:style-name="Preformatted_20_Text"/>
      <text:p text:style-name="P3">class ClassA; // <text:s/>forward declaration</text:p>
      <text:p text:style-name="Preformatted_20_Text"/>
      <text:p text:style-name="Preformatted_20_Text">class ClassB</text:p>
      <text:p text:style-name="Preformatted_20_Text">{</text:p>
      <text:p text:style-name="Preformatted_20_Text">public:</text:p>
      <text:p text:style-name="Preformatted_20_Text"><text:s/>ClassB();</text:p>
      <text:p text:style-name="Preformatted_20_Text"/>
      <text:p text:style-name="Preformatted_20_Text">private:</text:p>
      <text:p text:style-name="P3"><text:s/>ClassA * a; //<text:span text:style-name="T1">Aca esta la ref a una instancia de a</text:span></text:p>
      <text:p text:style-name="P4">};</text:p>
      <text:p text:style-name="P4"/>
      <text:p text:style-name="Text_20_body">En este caso hasta que una de las clases no haya sido totalmente interpretada por el compilador, éste no podrá interpretar la otra. Lo que hace que el compilador se queje de no conocer el objeto. </text:p>
      <text:p text:style-name="Text_20_body">Para solucionar este problema se debe indicar al compilador en ClassB que ClassA es una clase, y lo mismo para la ClassA. A esta declaración "anticipada" se la llama "Forward declaration" </text:p>
      <text:p text:style-name="Text_20_body"/>
      <text:p text:style-name="Text_20_body"/>
      <text:p text:style-name="Text_20_body"/>
      <text:p text:style-name="Text_20_body"/>
      <text:p text:style-name="P2"><text:soft-page-break/>Los cpps</text:p>
      <text:p text:style-name="Text_20_body">main.cpp</text:p>
      <text:p text:style-name="Preformatted_20_Text">#include "class_a.h"</text:p>
      <text:p text:style-name="Preformatted_20_Text">#include "class_b.h"</text:p>
      <text:p text:style-name="Preformatted_20_Text"/>
      <text:p text:style-name="Preformatted_20_Text">int main()</text:p>
      <text:p text:style-name="Preformatted_20_Text">{</text:p>
      <text:p text:style-name="Preformatted_20_Text"><text:s/>ClassA a;</text:p>
      <text:p text:style-name="Preformatted_20_Text"><text:s/>ClassB b;</text:p>
      <text:p text:style-name="Preformatted_20_Text"/>
      <text:p text:style-name="Preformatted_20_Text"><text:s/>return 0;</text:p>
      <text:p text:style-name="P4">}</text:p>
      <text:p text:style-name="Text_20_body">class_a.cpp</text:p>
      <text:p text:style-name="Preformatted_20_Text">#include "class_a.h"</text:p>
      <text:p text:style-name="Preformatted_20_Text">#include "cstdio"</text:p>
      <text:p text:style-name="Preformatted_20_Text"/>
      <text:p text:style-name="Preformatted_20_Text">ClassA::ClassA() {</text:p>
      <text:p text:style-name="Preformatted_20_Text"><text:s/>printf("Creating ClassA object\n");</text:p>
      <text:p text:style-name="P4">}</text:p>
      <text:p text:style-name="Text_20_body">class_b.cpp</text:p>
      <text:p text:style-name="Preformatted_20_Text">#include "class_b.h"</text:p>
      <text:p text:style-name="Preformatted_20_Text">#include "cstdio"</text:p>
      <text:p text:style-name="Preformatted_20_Text"/>
      <text:p text:style-name="Preformatted_20_Text">ClassB::ClassB() {</text:p>
      <text:p text:style-name="Preformatted_20_Text"><text:s/>printf("Creating ClassB object\n");</text:p>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4-08T21:10:28.911000000</dc:date>
    <meta:editing-duration>PT1H10M9S</meta:editing-duration>
    <meta:editing-cycles>1</meta:editing-cycles>
    <meta:document-statistic meta:table-count="0" meta:image-count="0" meta:object-count="0" meta:page-count="2" meta:paragraph-count="50" meta:word-count="211" meta:character-count="1319" meta:non-whitespace-character-count="1143"/>
  </office:meta>
</office:document-meta>
</file>